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21.63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10" style:family="table-cell" style:parent-style-name="Default" style:data-style-name="N106"/>
    <style:style style:name="ce11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40" style:family="table-cell" style:parent-style-name="Default" style:data-style-name="N108"/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/>
    <style:style style:name="ce37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1" style:family="table-cell" style:parent-style-name="Default" style:data-style-name="N2"/>
    <style:style style:name="ce52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2">
      <style:text-properties fo:font-weight="bold" style:font-weight-asian="bold" style:font-weight-complex="bold"/>
    </style:style>
    <style:style style:name="ce55" style:family="table-cell" style:parent-style-name="Default" style:data-style-name="N107"/>
    <style:style style:name="ce56" style:family="table-cell" style:parent-style-name="Default" style:data-style-name="N106"/>
    <style:style style:name="ce57" style:family="table-cell" style:parent-style-name="Default" style:data-style-name="N1"/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110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ext-properties fo:color="#808080"/>
    </style:style>
    <style:style style:name="ce36" style:family="table-cell" style:parent-style-name="Default">
      <style:text-properties fo:color="#b2b2b2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109"/>
    <style:style style:name="ce39" style:family="table-cell" style:parent-style-name="Default" style:data-style-name="N109">
      <style:table-cell-properties fo:background-color="#bee3d3"/>
      <style:text-properties fo:font-weight="bold" style:font-weight-asian="bold" style:font-weight-complex="bold"/>
      <style:map style:condition="cell-content()&lt;#REF!" style:apply-style-name="rojo" style:base-cell-address="SDRAM.B13"/>
    </style:style>
    <style:style style:name="ce69" style:family="table-cell" style:parent-style-name="Default" style:data-style-name="N108"/>
    <style:style style:name="ce41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ext-properties fo:color="#808080"/>
    </style:style>
    <style:style style:name="ce43" style:family="table-cell" style:parent-style-name="Default" style:data-style-name="N3"/>
    <style:style style:name="ce44" style:family="table-cell" style:parent-style-name="Default" style:data-style-name="N111">
      <style:table-cell-properties fo:background-color="#bee3d3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ackground-color="#bee3d3"/>
    </style:style>
    <style:style style:name="ce50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2" table:default-cell-style-name="ce34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8" office:value-type="string" calcext:value-type="string">
            <text:p>19:16</text:p>
          </table:table-cell>
          <table:table-cell table:style-name="ce28" office:value-type="string" calcext:value-type="string">
            <text:p>15:12</text:p>
          </table:table-cell>
          <table:table-cell table:style-name="ce28" office:value-type="string" calcext:value-type="string">
            <text:p>11:8</text:p>
          </table:table-cell>
          <table:table-cell table:style-name="ce28" office:value-type="string" calcext:value-type="string">
            <text:p>7:0</text:p>
          </table:table-cell>
          <table:table-cell table:style-name="ce28" office:value-type="string" calcext:value-type="string">
            <text:p>ROW</text:p>
          </table:table-cell>
          <table:table-cell table:style-name="ce27"/>
          <table:table-cell table:style-name="ce27" office:value-type="string" calcext:value-type="string">
            <text:p>Freq (MHz)</text:p>
          </table:table-cell>
          <table:table-cell table:style-name="ce27" table:number-columns-repeated="1016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9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2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13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3"/>
          <table:table-cell table:style-name="Default" office:value-type="string" calcext:value-type="string">
            <text:p>10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table:style-name="ce37" table:formula="of:=DEC2HEX(BIN2DEC([.B8])*16*4;4)" office:value-type="string" office:string-value="0100" calcext:value-type="string">
            <text:p>0100</text:p>
          </table:table-cell>
          <table:table-cell office:value-type="string" calcext:value-type="string">
            <text:p>11E</text:p>
          </table:table-cell>
          <table:table-cell table:style-name="ce51" table:formula="of:=[.H9]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N/3L</text:p>
          </table:table-cell>
          <table:table-cell table:style-name="ce51" table:formula="of:=1/1.334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N/1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B/3C</text:p>
          </table:table-cell>
          <table:table-cell table:style-name="ce51" table:formula="of:=1/2.667" office:value-type="float" office:value="0.374953130858643" calcext:value-type="float">
            <text:p>0,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B/1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4"/>
          <table:table-cell table:number-columns-repeated="1017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52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 original" table:style-name="ta1"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1" calcext:value-type="float">
            <text:p>111,111</text:p>
          </table:table-cell>
          <table:table-cell office:value-type="string" calcext:value-type="string">
            <text:p>ns</text:p>
          </table:table-cell>
          <table:table-cell table:style-name="ce51" table:formula="of:=1000/[.B9]" office:value-type="float" office:value="9.000009000009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55" office:value-type="float" office:value="81000000" calcext:value-type="float">
            <text:p>8,10E+7 Hz</text:p>
          </table:table-cell>
          <table:table-cell table:style-name="ce56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1" calcext:value-type="float">
            <text:p>111,111</text:p>
          </table:table-cell>
          <table:table-cell table:style-name="ce51" table:formula="of:=1000/[.E13]" office:value-type="float" office:value="9.000009000009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57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16</text:p>
          </table:table-cell>
          <table:table-cell table:formula="of:=[.A14]*[.$B$9]" office:value-type="float" office:value="222.222" calcext:value-type="float">
            <text:p>222,222</text:p>
          </table:table-cell>
          <table:table-cell table:style-name="ce51" table:formula="of:=1000/[.E14]" office:value-type="float" office:value="4.50000450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57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3" calcext:value-type="float">
            <text:p>333,333</text:p>
          </table:table-cell>
          <table:table-cell table:style-name="ce54" table:formula="of:=1000/[.E15]" office:value-type="float" office:value="3.0000030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57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4" calcext:value-type="float">
            <text:p>444,444</text:p>
          </table:table-cell>
          <table:table-cell table:style-name="ce51" table:formula="of:=1000/[.E16]" office:value-type="float" office:value="2.250002250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57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5" calcext:value-type="float">
            <text:p>555,555</text:p>
          </table:table-cell>
          <table:table-cell table:style-name="ce51" table:formula="of:=1000/[.E17]" office:value-type="float" office:value="1.80000180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57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6" calcext:value-type="float">
            <text:p>666,666</text:p>
          </table:table-cell>
          <table:table-cell table:style-name="ce54" table:formula="of:=1000/[.E18]" office:value-type="float" office:value="1.50000150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7" calcext:value-type="float">
            <text:p>777,777</text:p>
          </table:table-cell>
          <table:table-cell table:style-name="ce51" table:formula="of:=1000/[.E19]" office:value-type="float" office:value="1.28571557142986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8" calcext:value-type="float">
            <text:p>888,888</text:p>
          </table:table-cell>
          <table:table-cell table:style-name="ce51" table:formula="of:=1000/[.E20]" office:value-type="float" office:value="1.12500112500113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9" calcext:value-type="float">
            <text:p>999,999</text:p>
          </table:table-cell>
          <table:table-cell table:style-name="ce51" table:formula="of:=1000/[.E21]" office:value-type="float" office:value="1.0000010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3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1" calcext:value-type="float">
            <text:p>1111,11</text:p>
          </table:table-cell>
          <table:table-cell table:style-name="ce51" table:formula="of:=1000/[.E22]" office:value-type="float" office:value="0.9000009000009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3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21" calcext:value-type="float">
            <text:p>1222,221</text:p>
          </table:table-cell>
          <table:table-cell table:style-name="ce51" table:formula="of:=1000/[.E23]" office:value-type="float" office:value="0.818182636364455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57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32" calcext:value-type="float">
            <text:p>1333,332</text:p>
          </table:table-cell>
          <table:table-cell table:style-name="ce54" table:formula="of:=1000/[.E24]" office:value-type="float" office:value="0.75000075000075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57" table:formula="of:=[.I25]*[.$J$10]" office:value-type="float" office:value="222.222222222222" calcext:value-type="float">
            <text:p>222</text:p>
          </table:table-cell>
        </table:table-row>
      </table:table>
      <table:table table:name="SDRAM" table:style-name="ta1">
        <table:table-column table:style-name="co2" table:default-cell-style-name="Default"/>
        <table:table-column table:style-name="co7" table:default-cell-style-name="ce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29" office:value-type="string" calcext:value-type="string">
            <text:p>SDRAM Time Requirements</text:p>
          </table:table-cell>
          <table:table-cell table:style-name="ce13" table:number-columns-repeated="3"/>
          <table:table-cell table:style-name="ce47"/>
          <table:table-cell table:number-columns-repeated="6"/>
        </table:table-row>
        <table:table-row table:style-name="ro2">
          <table:table-cell table:style-name="ce30" office:value-type="string" calcext:value-type="string">
            <text:p>precharg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/>
          <table:table-cell table:style-name="ce48"/>
          <table:table-cell table:number-columns-repeated="6"/>
        </table:table-row>
        <table:table-row table:style-name="ro2">
          <table:table-cell table:style-name="ce30" office:value-type="string" calcext:value-type="string">
            <text:p>active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table:style-name="ce48" office:value-type="string" calcext:value-type="string">
            <text:p>tCK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read CL</text:p>
          </table:table-cell>
          <table:table-cell table:style-name="ce31" table:formula="of:=[.D4]*[.E4]" office:value-type="float" office:value="22.5" calcext:value-type="float">
            <text:p>22,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5" calcext:value-type="float">
            <text:p>7,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 table:formula="of:=SUM([.B1:.B4])" office:value-type="float" office:value="62.5" calcext:value-type="float">
            <text:p>62,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eq</text:p>
          </table:table-cell>
          <table:table-cell table:style-name="Default"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ce51"/>
          <table:table-cell table:number-columns-repeated="7"/>
        </table:table-row>
        <table:table-row table:style-name="ro2">
          <table:table-cell table:style-name="ce32" table:formula="of:=24*4" office:value-type="float" office:value="96" calcext:value-type="float">
            <text:p>96 MHz</text:p>
          </table:table-cell>
          <table:table-cell table:style-name="ce38" table:formula="of:=1/[.A10]*1000" office:value-type="float" office:value="10.4166666666667" calcext:value-type="float">
            <text:p>10,4 ns</text:p>
          </table:table-cell>
          <table:table-cell table:number-columns-repeated="7"/>
          <table:table-cell table:style-name="ce55"/>
          <table:table-cell table:style-name="ce56"/>
        </table:table-row>
        <table:table-row table:style-name="ro2">
          <table:table-cell office:value-type="string" calcext:value-type="string">
            <text:p>SDRAM k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  <table:table-cell table:style-name="ce50" office:value-type="string" calcext:value-type="string" table:number-columns-spanned="3" table:number-rows-spanned="1">
            <text:p>Single Read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6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69" table:formula="of:=[.J12]*[.$B$10]" office:value-type="float" office:value="10.4166666666667" calcext:value-type="float">
            <text:p>10,4</text:p>
          </table:table-cell>
        </table:table-row>
        <table:table-row table:style-name="ro2">
          <table:table-cell table:style-name="ce33" office:value-type="string" calcext:value-type="string">
            <text:p>Time step</text:p>
          </table:table-cell>
          <table:table-cell table:style-name="ce39" table:formula="of:=[.B11]*[.B10]" office:value-type="float" office:value="83.3333333333333" calcext:value-type="float">
            <text:p>83,3 ns</text:p>
          </table:table-cell>
          <table:table-cell table:style-name="ce44" table:formula="of:=1/[.B13]*1000" office:value-type="float" office:value="12" calcext:value-type="float">
            <text:p>12,0 MHz</text:p>
          </table:table-cell>
          <table:table-cell/>
          <table:table-cell table:style-name="ce49" office:value-type="string" calcext:value-type="string">
            <text:p>Freq (MHz)</text:p>
          </table:table-cell>
          <table:table-cell table:style-name="ce49" office:value-type="string" calcext:value-type="string">
            <text:p>Period (ns)</text:p>
          </table:table-cell>
          <table:table-cell table:style-name="ce49" office:value-type="string" calcext:value-type="string">
            <text:p>Time steps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" calcext:value-type="float">
            <text:p>1</text:p>
          </table:table-cell>
          <table:table-cell table:style-name="ce69" table:formula="of:=[.J13]*[.$B$10]" office:value-type="float" office:value="10.4166666666667" calcext:value-type="float">
            <text:p>10,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4]*[.$B$13]" office:value-type="float" office:value="0" calcext:value-type="float">
            <text:p>0,0</text:p>
          </table:table-cell>
          <table:table-cell table:style-name="ce46" office:value-type="string" calcext:value-type="string">
            <text:p>snd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table:formula="of:=1/[.E14]*1000" office:value-type="float" office:value="166.666666666667" calcext:value-type="float">
            <text:p>166,7</text:p>
          </table:table-cell>
          <table:table-cell table:formula="of:=[.F14]/[.$B$13]" office:value-type="float" office:value="2" calcext:value-type="float">
            <text:p>2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69" table:formula="of:=[.J1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4]+1" office:value-type="float" office:value="1" calcext:value-type="float">
            <text:p>1</text:p>
          </table:table-cell>
          <table:table-cell table:formula="of:=[.A15]*[.$B$13]" office:value-type="float" office:value="83.3333333333333" calcext:value-type="float">
            <text:p>83,3</text:p>
          </table:table-cell>
          <table:table-cell table:style-name="ce46" office:value-type="string" calcext:value-type="string">
            <text:p>main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table:formula="of:=1/[.E15]*1000" office:value-type="float" office:value="333.333333333333" calcext:value-type="float">
            <text:p>333,3</text:p>
          </table:table-cell>
          <table:table-cell table:formula="of:=[.F15]/[.$B$13]" office:value-type="float" office:value="4" calcext:value-type="float">
            <text:p>4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69" table:formula="of:=[.J15]*[.$B$10]" office:value-type="float" office:value="31.25" calcext:value-type="float">
            <text:p>31,3</text:p>
          </table:table-cell>
        </table:table-row>
        <table:table-row table:style-name="ro2">
          <table:table-cell table:formula="of:=[.A15]+1" office:value-type="float" office:value="2" calcext:value-type="float">
            <text:p>2</text:p>
          </table:table-cell>
          <table:table-cell table:formula="of:=[.A16]*[.$B$13]" office:value-type="float" office:value="166.666666666667" calcext:value-type="float">
            <text:p>166,7</text:p>
          </table:table-cell>
          <table:table-cell table:style-name="ce75" office:value-type="string" calcext:value-type="string">
            <text:p>char16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69" table:formula="of:=1/[.E16]*1000" office:value-type="float" office:value="666.666666666667" calcext:value-type="float">
            <text:p>666,7</text:p>
          </table:table-cell>
          <table:table-cell table:formula="of:=[.F16]/[.$B$13]" office:value-type="float" office:value="8.00000000000001" calcext:value-type="float">
            <text:p>8,00000000000001</text:p>
          </table:table-cell>
          <table:table-cell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1" table:formula="of:=[.J16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6]+1" office:value-type="float" office:value="3" calcext:value-type="float">
            <text:p>3</text:p>
          </table:table-cell>
          <table:table-cell table:formula="of:=[.A17]*[.$B$13]" office:value-type="float" office:value="250" calcext:value-type="float">
            <text:p>250,0</text:p>
          </table:table-cell>
          <table:table-cell table:style-name="ce75" office:value-type="string" calcext:value-type="string">
            <text:p>obj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69" table:formula="of:=1/[.E17]*1000" office:value-type="float" office:value="1333.33333333333" calcext:value-type="float">
            <text:p>1333,3</text:p>
          </table:table-cell>
          <table:table-cell table:formula="of:=[.F17]/[.$B$13]" office:value-type="float" office:value="16" calcext:value-type="float">
            <text:p>16</text:p>
          </table:table-cell>
          <table:table-cell table:number-columns-repeated="2"/>
          <table:table-cell table:formula="of:=SUM([.J12:.J16])" office:value-type="float" office:value="7" calcext:value-type="float">
            <text:p>7</text:p>
          </table:table-cell>
          <table:table-cell table:style-name="ce69" table:formula="of:=SUM([.K12:.K16])" office:value-type="float" office:value="72.9166666666667" calcext:value-type="float">
            <text:p>72,9</text:p>
          </table:table-cell>
        </table:table-row>
        <table:table-row table:style-name="ro2">
          <table:table-cell table:formula="of:=[.A17]+1" office:value-type="float" office:value="4" calcext:value-type="float">
            <text:p>4</text:p>
          </table:table-cell>
          <table:table-cell table:formula="of:=[.A18]*[.$B$13]" office:value-type="float" office:value="333.333333333333" calcext:value-type="float">
            <text:p>333,3</text:p>
          </table:table-cell>
          <table:table-cell table:style-name="ce46"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18]+1" office:value-type="float" office:value="5" calcext:value-type="float">
            <text:p>5</text:p>
          </table:table-cell>
          <table:table-cell table:formula="of:=[.A19]*[.$B$13]" office:value-type="float" office:value="416.666666666667" calcext:value-type="float">
            <text:p>416,7</text:p>
          </table:table-cell>
          <table:table-cell table:style-name="ce46" office:value-type="string" calcext:value-type="string">
            <text:p>main</text:p>
          </table:table-cell>
          <table:table-cell table:number-columns-repeated="5"/>
          <table:table-cell table:style-name="ce50" office:value-type="string" calcext:value-type="string" table:number-columns-spanned="3" table:number-rows-spanned="1">
            <text:p>Refresh</text:p>
          </table:table-cell>
          <table:covered-table-cell table:number-columns-repeated="2"/>
        </table:table-row>
        <table:table-row table:style-name="ro2">
          <table:table-cell table:formula="of:=[.A19]+1" office:value-type="float" office:value="6" calcext:value-type="float">
            <text:p>6</text:p>
          </table:table-cell>
          <table:table-cell table:formula="of:=[.A20]*[.$B$13]" office:value-type="float" office:value="500" calcext:value-type="float">
            <text:p>500,0</text:p>
          </table:table-cell>
          <table:table-cell table:style-name="ce46" office:value-type="string" calcext:value-type="string">
            <text:p>scr</text:p>
          </table:table-cell>
          <table:table-cell table:number-columns-repeated="5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69" table:formula="of:=[.J20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0]+1" office:value-type="float" office:value="7" calcext:value-type="float">
            <text:p>7</text:p>
          </table:table-cell>
          <table:table-cell table:formula="of:=[.A21]*[.$B$13]" office:value-type="float" office:value="583.333333333333" calcext:value-type="float">
            <text:p>583,3</text:p>
          </table:table-cell>
          <table:table-cell table:style-name="ce46" office:value-type="string" calcext:value-type="string">
            <text:p>scr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69" table:formula="of:=[.J21]*[.$B$10]" office:value-type="float" office:value="31.25" calcext:value-type="float">
            <text:p>31,3</text:p>
          </table:table-cell>
        </table:table-row>
        <table:table-row table:style-name="ro2">
          <table:table-cell table:formula="of:=[.A21]+1" office:value-type="float" office:value="8" calcext:value-type="float">
            <text:p>8</text:p>
          </table:table-cell>
          <table:table-cell table:formula="of:=[.A22]*[.$B$13]" office:value-type="float" office:value="666.666666666667" calcext:value-type="float">
            <text:p>666,7</text:p>
          </table:table-cell>
          <table:table-cell table:style-name="ce46" office:value-type="string" calcext:value-type="string">
            <text:p>snd</text:p>
          </table:table-cell>
          <table:table-cell table:number-columns-repeated="5"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 table:style-name="ce69" table:formula="of:=[.J22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2]+1" office:value-type="float" office:value="9" calcext:value-type="float">
            <text:p>9</text:p>
          </table:table-cell>
          <table:table-cell table:formula="of:=[.A23]*[.$B$13]" office:value-type="float" office:value="750" calcext:value-type="float">
            <text:p>750,0</text:p>
          </table:table-cell>
          <table:table-cell table:style-name="ce46" office:value-type="string" calcext:value-type="string">
            <text:p>main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69" table:formula="of:=[.J23]*[.$B$10]" office:value-type="float" office:value="125" calcext:value-type="float">
            <text:p>125,0</text:p>
          </table:table-cell>
        </table:table-row>
        <table:table-row table:style-name="ro2">
          <table:table-cell table:formula="of:=[.A23]+1" office:value-type="float" office:value="10" calcext:value-type="float">
            <text:p>10</text:p>
          </table:table-cell>
          <table:table-cell table:formula="of:=[.A24]*[.$B$13]" office:value-type="float" office:value="833.333333333333" calcext:value-type="float">
            <text:p>833,3</text:p>
          </table:table-cell>
          <table:table-cell table:number-columns-repeated="6"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1" table:formula="of:=[.J2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4]+1" office:value-type="float" office:value="11" calcext:value-type="float">
            <text:p>11</text:p>
          </table:table-cell>
          <table:table-cell table:formula="of:=[.A25]*[.$B$13]" office:value-type="float" office:value="916.666666666667" calcext:value-type="float">
            <text:p>916,7</text:p>
          </table:table-cell>
          <table:table-cell table:number-columns-repeated="7"/>
          <table:table-cell table:formula="of:=SUM([.J20:.J24])" office:value-type="float" office:value="18" calcext:value-type="float">
            <text:p>18</text:p>
          </table:table-cell>
          <table:table-cell table:formula="of:=SUM([.K20:.K24])" office:value-type="float" office:value="187.5" calcext:value-type="float">
            <text:p>187,5</text:p>
          </table:table-cell>
        </table:table-row>
        <table:table-row table:style-name="ro2">
          <table:table-cell table:formula="of:=[.A25]+1" office:value-type="float" office:value="12" calcext:value-type="float">
            <text:p>12</text:p>
          </table:table-cell>
          <table:table-cell table:formula="of:=[.A26]*[.$B$13]" office:value-type="float" office:value="1000" calcext:value-type="float">
            <text:p>1000,0</text:p>
          </table:table-cell>
          <table:table-cell table:style-name="ce46"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26]+1" office:value-type="float" office:value="13" calcext:value-type="float">
            <text:p>13</text:p>
          </table:table-cell>
          <table:table-cell table:formula="of:=[.A27]*[.$B$13]" office:value-type="float" office:value="1083.33333333333" calcext:value-type="float">
            <text:p>1083,3</text:p>
          </table:table-cell>
          <table:table-cell table:style-name="ce46" office:value-type="string" calcext:value-type="string">
            <text:p>main</text:p>
          </table:table-cell>
          <table:table-cell table:number-columns-repeated="8"/>
        </table:table-row>
        <table:table-row table:style-name="ro2">
          <table:table-cell table:formula="of:=[.A27]+1" office:value-type="float" office:value="14" calcext:value-type="float">
            <text:p>14</text:p>
          </table:table-cell>
          <table:table-cell table:formula="of:=[.A28]*[.$B$13]" office:value-type="float" office:value="1166.66666666667" calcext:value-type="float">
            <text:p>1166,7</text:p>
          </table:table-cell>
          <table:table-cell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17" table:formula="of:=[.A28]+1" office:value-type="float" office:value="15" calcext:value-type="float">
            <text:p>15</text:p>
          </table:table-cell>
          <table:table-cell table:style-name="ce41" table:formula="of:=[.A29]*[.$B$13]" office:value-type="float" office:value="1250" calcext:value-type="float">
            <text:p>1250,0</text:p>
          </table:table-cell>
          <table:table-cell table:style-name="ce17"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35" table:formula="of:=[.A29]+1" office:value-type="float" office:value="16" calcext:value-type="float">
            <text:p>16</text:p>
          </table:table-cell>
          <table:table-cell table:style-name="ce42" table:formula="of:=[.A30]*[.$B$13]" office:value-type="float" office:value="1333.33333333333" calcext:value-type="float">
            <text:p>1333,3</text:p>
          </table:table-cell>
          <table:table-cell table:style-name="ce35"/>
          <table:table-cell table:number-columns-repeated="8"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DRAM size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36" office:value-type="float" office:value="22" calcext:value-type="float">
            <text:p>22</text:p>
          </table:table-cell>
          <table:table-cell table:style-name="ce43" table:formula="of:=2^[.A34]" office:value-type="float" office:value="4194304" calcext:value-type="float">
            <text:p>4.194.304</text:p>
          </table:table-cell>
          <table:table-cell office:value-type="string" calcext:value-type="string">
            <text:p>x16 x bank</text:p>
          </table:table-cell>
          <table:table-cell table:number-columns-repeated="8"/>
        </table:table-row>
        <calcext:conditional-formats>
          <calcext:conditional-format calcext:target-range-address="SDRAM.B13:SDRAM.B13">
            <calcext:condition calcext:apply-style-name="rojo" calcext:value="&lt;#REF!" calcext:base-cell-address="SDRAM.B13"/>
          </calcext:conditional-format>
        </calcext:conditional-formats>
      </table:table>
      <table:table table:name="Hoja5" table:style-name="ta1">
        <table:table-column table:style-name="co2" table:number-columns-repeated="5" table:default-cell-style-name="Default"/>
        <table:table-row table:style-name="ro2">
          <table:table-cell table:style-name="ce80" office:value-type="string" calcext:value-type="string">
            <text:p>YM2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80" office:value-type="string" calcext:value-type="string">
            <text:p>Z8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80" office:value-type="float" office:value="6809" calcext:value-type="float">
            <text:p>6809</text:p>
          </table:table-cell>
          <table:table-cell table:style-name="ce69" table:formula="of:=1/0.00000066667*0.000001" office:value-type="float" office:value="1.499992500037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80" office:value-type="string" calcext:value-type="string">
            <text:p>Char RAM</text:p>
          </table:table-cell>
          <table:table-cell table:style-name="ce69" table:formula="of:=1/0.67" office:value-type="float" office:value="1.49253731343284" calcext:value-type="float">
            <text:p>1,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8 bits</text:p>
          </table:table-cell>
          <table:table-cell office:value-type="string" calcext:value-type="string">
            <text:p>H2</text:p>
          </table:table-cell>
        </table:table-row>
        <table:table-row table:style-name="ro2">
          <table:table-cell/>
          <table:table-cell table:style-name="ce51" table:formula="of:=[.B4]/2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16 bits</text:p>
          </table:table-cell>
          <table:table-cell/>
        </table:table-row>
        <table:table-row table:style-name="ro2">
          <table:table-cell office:value-type="string" calcext:value-type="string">
            <text:p>Char output</text:p>
          </table:table-cell>
          <table:table-cell table:style-name="ce51" table:formula="of:=1/1.333" office:value-type="float" office:value="0.750187546886722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 ROM</text:p>
          </table:table-cell>
          <table:table-cell table:style-name="ce51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oll output</text:p>
          </table:table-cell>
          <table:table-cell table:style-name="ce51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24 bit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2">
          <table:table-cell table:style-name="ce80"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80" office:value-type="float" office:value="6809" calcext:value-type="float">
            <text:p>6809</text:p>
          </table:table-cell>
          <table:table-cell table:style-name="ce69" table:formula="of:=1/0.00000066667*0.000001" office:value-type="float" office:value="1.499992500037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oll</text:p>
          </table:table-cell>
          <table:table-cell table:formula="of:=0.75*3" office:value-type="float" office:value="2.25" calcext:value-type="float">
            <text:p>2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j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/>
          <table:table-cell table:style-name="ce69" table:formula="of:=SUM([.B11:.B15])" office:value-type="float" office:value="9.7499925000375" calcext:value-type="float">
            <text:p>9,7</text:p>
          </table:table-cell>
          <table:table-cell office:value-type="string" calcext:value-type="string">
            <text:p>Mbytes/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/>
      <number:text> ns</number:text>
    </number:number-style>
    <number:number-style style:name="N110">
      <number:number number:decimal-places="0" loext:min-decimal-places="0" number:min-integer-digits="1"/>
      <number:text> MHz</number:text>
    </number:number-style>
    <number:number-style style:name="N111">
      <number:number number:decimal-places="1" loext:min-decimal-places="1" number:min-integer-digits="1"/>
      <number:text> M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c2e0ae"/>
    </style:style>
    <style:style style:name="rojo" style:family="table-cell" style:parent-style-name="Default">
      <style:table-cell-properties fo:background-color="#f04e4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09:10:02.2537358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9-01-01T09:12:36.324174040</dc:date>
    <meta:editing-duration>P18DT16H12M35S</meta:editing-duration>
    <meta:editing-cycles>16</meta:editing-cycles>
    <meta:generator>LibreOffice/6.0.7.3$Linux_x86 LibreOffice_project/00m0$Build-3</meta:generator>
    <meta:document-statistic meta:table-count="5" meta:cell-count="365" meta:object-count="0"/>
  </office:meta>
</office:document-meta>
</file>